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 svg:font-family="La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LO-normal">
      <style:paragraph-properties fo:margin-left="0cm" fo:margin-right="0cm" fo:text-indent="0cm" style:auto-text-indent="false"/>
      <style:text-properties style:font-name="arial" fo:font-size="12pt" officeooo:rsid="0011f430" officeooo:paragraph-rsid="001d2ef4" style:font-name-asian="Lato" style:font-size-asian="12pt" style:font-name-complex="Lato" style:font-size-complex="12pt"/>
    </style:style>
    <style:style style:name="P2" style:family="paragraph" style:parent-style-name="LO-normal">
      <style:paragraph-properties fo:margin-left="0cm" fo:margin-right="0cm" fo:text-indent="0cm" style:auto-text-indent="false"/>
      <style:text-properties style:font-name="arial" officeooo:paragraph-rsid="001d2ef4"/>
    </style:style>
    <style:style style:name="P3" style:family="paragraph" style:parent-style-name="LO-normal">
      <style:text-properties style:font-name="arial" fo:font-size="12pt" fo:font-weight="bold" officeooo:paragraph-rsid="001d2ef4" style:font-name-asian="Lato" style:font-size-asian="12pt" style:font-weight-asian="bold" style:font-name-complex="Lato" style:font-size-complex="12pt" style:font-weight-complex="bold"/>
    </style:style>
    <style:style style:name="P4" style:family="paragraph" style:parent-style-name="LO-normal">
      <style:text-properties style:font-name="arial" fo:font-size="12pt" officeooo:paragraph-rsid="001d2ef4" style:font-name-asian="Lato" style:font-size-asian="12pt" style:font-name-complex="Lato" style:font-size-complex="12pt"/>
    </style:style>
    <style:style style:name="P5" style:family="paragraph" style:parent-style-name="Standard">
      <style:text-properties style:font-name="arial"/>
    </style:style>
    <style:style style:name="P6" style:family="paragraph" style:parent-style-name="Standard">
      <style:text-properties style:font-name="arial" officeooo:paragraph-rsid="00535d9c"/>
    </style:style>
    <style:style style:name="P7" style:family="paragraph" style:parent-style-name="Standard">
      <style:text-properties style:font-name="arial" officeooo:paragraph-rsid="005b3adc"/>
    </style:style>
    <style:style style:name="P8" style:family="paragraph" style:parent-style-name="Standard">
      <style:text-properties style:font-name="arial" fo:font-size="12pt" officeooo:rsid="00105bf1" officeooo:paragraph-rsid="00105bf1" style:font-size-asian="12pt" style:font-size-complex="12pt"/>
    </style:style>
    <style:style style:name="P9" style:family="paragraph" style:parent-style-name="Standard">
      <style:paragraph-properties fo:text-align="center" style:justify-single-word="false"/>
      <style:text-properties style:font-name="arial" fo:font-size="12pt" officeooo:rsid="00105bf1" officeooo:paragraph-rsid="00105bf1" style:font-size-asian="12pt" style:font-size-complex="12pt"/>
    </style:style>
    <style:style style:name="P10" style:family="paragraph" style:parent-style-name="Standard">
      <style:text-properties style:font-name="arial" fo:font-size="12pt" officeooo:rsid="001ab4dd" officeooo:paragraph-rsid="001d2ef4" style:font-size-asian="12pt" style:font-size-complex="12pt"/>
    </style:style>
    <style:style style:name="P11" style:family="paragraph" style:parent-style-name="Standard">
      <style:paragraph-properties fo:text-align="center" style:justify-single-word="false"/>
      <style:text-properties style:font-name="arial" fo:font-size="12pt" fo:font-weight="bold" officeooo:rsid="00105bf1" officeooo:paragraph-rsid="0020cfef" style:font-size-asian="12pt" style:font-weight-asian="bold" style:font-size-complex="12pt" style:font-weight-complex="bold"/>
    </style:style>
    <style:style style:name="P12" style:family="paragraph" style:parent-style-name="Standard">
      <style:text-properties style:font-name="arial" fo:font-size="12pt" officeooo:rsid="00263c5e" officeooo:paragraph-rsid="001d2ef4" style:font-name-asian="Lato" style:font-size-asian="12pt" style:font-name-complex="Lato" style:font-size-complex="12pt"/>
    </style:style>
    <style:style style:name="P13" style:family="paragraph" style:parent-style-name="Standard">
      <style:text-properties style:font-name="arial" officeooo:paragraph-rsid="001d2ef4"/>
    </style:style>
    <style:style style:name="P14" style:family="paragraph" style:parent-style-name="Standard">
      <style:text-properties style:font-name="arial" fo:font-weight="bold"/>
    </style:style>
    <style:style style:name="P15" style:family="paragraph" style:parent-style-name="Standard">
      <style:text-properties style:font-name="arial" fo:font-weight="bold" officeooo:paragraph-rsid="002f3fd5" style:font-weight-asian="bold" style:font-weight-complex="bold"/>
    </style:style>
    <style:style style:name="P16" style:family="paragraph" style:parent-style-name="Standard">
      <style:text-properties style:font-name="arial" fo:font-weight="bold" officeooo:paragraph-rsid="00535d9c" style:font-weight-asian="bold" style:font-weight-complex="bold"/>
    </style:style>
    <style:style style:name="P17" style:family="paragraph" style:parent-style-name="Standard">
      <style:text-properties style:font-name="arial" fo:font-weight="normal" officeooo:paragraph-rsid="005b3adc" style:font-weight-asian="normal" style:font-weight-complex="normal"/>
    </style:style>
    <style:style style:name="P18" style:family="paragraph" style:parent-style-name="Standard">
      <style:text-properties style:font-name="arial" officeooo:paragraph-rsid="0046424d"/>
    </style:style>
    <style:style style:name="P19" style:family="paragraph" style:parent-style-name="Standard">
      <style:text-properties style:font-name="arial" officeooo:paragraph-rsid="00475a73"/>
    </style:style>
    <style:style style:name="P20" style:family="paragraph" style:parent-style-name="Standard">
      <style:text-properties style:font-name="arial" officeooo:paragraph-rsid="005baa98"/>
    </style:style>
    <style:style style:name="P21" style:family="paragraph" style:parent-style-name="Standard">
      <style:text-properties officeooo:paragraph-rsid="005d99ec"/>
    </style:style>
    <style:style style:name="P22" style:family="paragraph" style:parent-style-name="Standard">
      <style:paragraph-properties fo:margin-left="0cm" fo:margin-right="0cm" fo:text-indent="0cm" style:auto-text-indent="false"/>
      <style:text-properties style:font-name="arial" fo:font-weight="bold" officeooo:paragraph-rsid="001d2ef4"/>
    </style:style>
    <style:style style:name="T1" style:family="text">
      <style:text-properties officeooo:rsid="00193418"/>
    </style:style>
    <style:style style:name="T2" style:family="text">
      <style:text-properties officeooo:rsid="001c7559"/>
    </style:style>
    <style:style style:name="T3" style:family="text">
      <style:text-properties style:font-name-asian="Lato" style:font-name-complex="Lato"/>
    </style:style>
    <style:style style:name="T4" style:family="text">
      <style:text-properties officeooo:rsid="0059b042" style:font-name-asian="Lato" style:font-name-complex="Lato"/>
    </style:style>
    <style:style style:name="T5" style:family="text">
      <style:text-properties officeooo:rsid="00263c5e"/>
    </style:style>
    <style:style style:name="T6" style:family="text">
      <style:text-properties style:text-underline-style="solid" style:text-underline-width="auto" style:text-underline-color="font-color"/>
    </style:style>
    <style:style style:name="T7" style:family="text">
      <style:text-properties fo:font-size="12pt" officeooo:rsid="00263c5e" style:font-name-asian="Lato" style:font-size-asian="12pt" style:font-name-complex="Lato" style:font-size-complex="12pt"/>
    </style:style>
    <style:style style:name="T8" style:family="text">
      <style:text-properties fo:font-size="12pt" officeooo:rsid="002f3fd5" style:font-name-asian="Lato" style:font-size-asian="12pt" style:font-name-complex="Lato" style:font-size-complex="12pt"/>
    </style:style>
    <style:style style:name="T9" style:family="text">
      <style:text-properties fo:font-size="12pt" officeooo:rsid="002f4c6c" style:font-name-asian="Lato" style:font-size-asian="12pt" style:font-name-complex="Lato" style:font-size-complex="12pt"/>
    </style:style>
    <style:style style:name="T10" style:family="text">
      <style:text-properties fo:font-size="12pt" officeooo:rsid="005b3adc" style:font-name-asian="Lato" style:font-size-asian="12pt" style:font-name-complex="Lato" style:font-size-complex="12pt"/>
    </style:style>
    <style:style style:name="T11" style:family="text">
      <style:text-properties fo:font-size="12pt" officeooo:rsid="0011f430" style:font-size-asian="12pt" style:font-size-complex="12pt"/>
    </style:style>
    <style:style style:name="T12" style:family="text">
      <style:text-properties fo:font-size="12pt" style:text-underline-style="none" style:font-name-asian="Lato" style:font-size-asian="12pt" style:font-name-complex="Lato" style:font-size-complex="12pt"/>
    </style:style>
    <style:style style:name="T13" style:family="text">
      <style:text-properties fo:font-size="12pt" style:text-underline-style="none" officeooo:rsid="004a96ec" style:font-name-asian="Lato" style:font-size-asian="12pt" style:font-name-complex="Lato" style:font-size-complex="12pt"/>
    </style:style>
    <style:style style:name="T14" style:family="text">
      <style:text-properties fo:font-size="12pt" fo:font-weight="bold" officeooo:rsid="001351fc" style:font-size-asian="12pt" style:font-weight-asian="bold" style:font-size-complex="12pt" style:font-weight-complex="bold"/>
    </style:style>
    <style:style style:name="T15" style:family="text">
      <style:text-properties fo:font-size="12pt" fo:font-weight="bold" officeooo:rsid="0011f430" style:font-size-asian="12pt" style:font-weight-asian="bold" style:font-size-complex="12pt" style:font-weight-complex="bold"/>
    </style:style>
    <style:style style:name="T16" style:family="text">
      <style:text-properties fo:font-size="12pt" fo:font-weight="bold" officeooo:rsid="00105bf1" style:font-size-asian="12pt" style:font-weight-asian="bold" style:font-size-complex="12pt" style:font-weight-complex="bold"/>
    </style:style>
    <style:style style:name="T17" style:family="text">
      <style:text-properties fo:font-size="12pt" fo:font-weight="bold" officeooo:rsid="005b3adc" style:font-name-asian="Lato" style:font-size-asian="12pt" style:font-weight-asian="bold" style:font-name-complex="Lato" style:font-size-complex="12pt" style:font-weight-complex="bold"/>
    </style:style>
    <style:style style:name="T18" style:family="text">
      <style:text-properties fo:font-size="12pt" fo:font-weight="bold" officeooo:rsid="002f3fd5" style:font-name-asian="Lato" style:font-size-asian="12pt" style:font-weight-asian="bold" style:font-name-complex="Lato" style:font-size-complex="12pt" style:font-weight-complex="bold"/>
    </style:style>
    <style:style style:name="T19" style:family="text">
      <style:text-properties fo:font-size="12pt" fo:font-weight="normal" officeooo:rsid="00105bf1" style:font-size-asian="12pt" style:font-weight-asian="normal" style:font-size-complex="12pt" style:font-weight-complex="normal"/>
    </style:style>
    <style:style style:name="T20" style:family="text">
      <style:text-properties fo:font-size="12pt" fo:font-weight="normal" officeooo:rsid="0059c6ba" style:font-size-asian="12pt" style:font-weight-asian="normal" style:font-size-complex="12pt" style:font-weight-complex="normal"/>
    </style:style>
    <style:style style:name="T21" style:family="text">
      <style:text-properties fo:font-size="12pt" fo:font-style="italic" style:text-underline-style="none" fo:font-weight="bold" officeooo:rsid="005b3adc" style:font-name-asian="Lato" style:font-size-asian="12pt" style:font-style-asian="italic" style:font-weight-asian="bold" style:font-name-complex="Lato" style:font-size-complex="12pt" style:font-style-complex="italic" style:font-weight-complex="bold"/>
    </style:style>
    <style:style style:name="T22" style:family="text">
      <style:text-properties fo:font-style="italic"/>
    </style:style>
    <style:style style:name="T23" style:family="text">
      <style:text-properties fo:font-style="italic" style:text-underline-style="none" style:font-style-asian="italic" style:font-style-complex="italic"/>
    </style:style>
    <style:style style:name="T24" style:family="text">
      <style:text-properties style:font-name="arial"/>
    </style:style>
    <style:style style:name="T25" style:family="text">
      <style:text-properties style:font-name="arial" style:text-underline-style="solid" style:text-underline-width="auto" style:text-underline-color="font-color"/>
    </style:style>
    <style:style style:name="T26" style:family="text">
      <style:text-properties style:font-name="arial" officeooo:rsid="005baa98"/>
    </style:style>
    <style:style style:name="T27" style:family="text">
      <style:text-properties style:font-name="arial" officeooo:rsid="005d99ec"/>
    </style:style>
    <style:style style:name="T28" style:family="text">
      <style:text-properties style:text-position="33% 80%" style:text-underline-style="solid" style:text-underline-width="auto" style:text-underline-color="font-color"/>
    </style:style>
    <style:style style:name="T29" style:family="text">
      <style:text-properties style:text-position="33% 80%" style:font-name="arial" style:text-underline-style="solid" style:text-underline-width="auto" style:text-underline-color="font-color"/>
    </style:style>
    <style:style style:name="T30" style:family="text">
      <style:text-properties officeooo:rsid="005baa98"/>
    </style:style>
    <style:style style:name="T31" style:family="text">
      <style:text-properties officeooo:rsid="005d99e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omain Allègre<text:tab/><text:tab/><text:tab/><text:tab/><text:tab/><text:tab/><text:tab/><text:tab/><text:tab/><text:tab/> <text:span text:style-name="T1">Groupe 3</text:span></text:p>
      <text:p text:style-name="P8">Dylan Gely</text:p>
      <text:p text:style-name="P8">Enzo Llorca</text:p>
      <text:p text:style-name="P8"/>
      <text:p text:style-name="P9"/>
      <text:p text:style-name="P11">Rapport <text:span text:style-name="T3">Sprint </text:span><text:span text:style-name="T4">5</text:span><text:span text:style-name="T3">: Génie logiciel – Scrum</text:span></text:p>
      <text:p text:style-name="P8"/>
      <text:p text:style-name="P10">Temps donné <text:span text:style-name="T2">total </text:span>(<text:span text:style-name="T5">3</text:span>h<text:span text:style-name="T5">0</text:span>0).</text:p>
      <text:p text:style-name="P10"/>
      <text:p text:style-name="P13"><text:span text:style-name="T14">Objectif</text:span><text:span text:style-name="T15"> </text:span><text:span text:style-name="T16">:</text:span><text:span text:style-name="T19"> </text:span><text:span text:style-name="T20">Evaluer la qualité du systeme </text:span></text:p>
      <text:p text:style-name="P12"/>
      <text:p text:style-name="P15"><text:span text:style-name="T7">P</text:span><text:span text:style-name="T8">rodu</text:span><text:span text:style-name="T9">ct</text:span><text:span text:style-name="T8"> backlog :</text:span></text:p>
      <text:p text:style-name="P16"><text:line-break/></text:p>
      <text:p text:style-name="P6">1. Améliorer le convertisseur avant les tests <text:span text:style-name="T22">(priorité haute, estimation 1H20 )</text:span></text:p>
      <text:section text:style-name="Sect1" text:name="magicdomid544">
        <text:p text:style-name="P5"/>
      </text:section>
      <text:section text:style-name="Sect1" text:name="magicdomid925">
        <text:p text:style-name="P5">2. Tester le convertisseur sur le nouveau corpus de pdf <text:span text:style-name="T22">(priorité haute, estimation 5 minutes)</text:span></text:p>
      </text:section>
      <text:section text:style-name="Sect1" text:name="magicdomid546">
        <text:p text:style-name="P5"/>
      </text:section>
      <text:section text:style-name="Sect1" text:name="magicdomid6281">
        <text:p text:style-name="P5">3. <text:span text:style-name="T22">Calculer la précision du texte converti (priorité haute , estimation 1H)</text:span></text:p>
      </text:section>
      <text:section text:style-name="Sect1" text:name="magicdomid548">
        <text:p text:style-name="P5"/>
      </text:section>
      <text:section text:style-name="Sect1" text:name="magicdomid1713">
        <text:p text:style-name="P5">4. <text:span text:style-name="T22">Rediger le rapport scientifique (priorité moyenne, estimation 45 minutes)</text:span></text:p>
      </text:section>
      <text:p text:style-name="P7"><text:span text:style-name="T21"/></text:p>
      <text:p text:style-name="P7"><text:span text:style-name="T21"/></text:p>
      <text:p text:style-name="P7"><text:span text:style-name="T17">Sprint Backlog</text:span><text:span text:style-name="T18"> :</text:span></text:p>
      <text:p text:style-name="P7"><text:span text:style-name="T18"/></text:p>
      <text:p text:style-name="P17"><text:span text:style-name="T8">Nous nous engageons à améliorer le convertisseur, faire les tests sur le corpus de test, rendre une moyenne de précision du systeme </text:span><text:span text:style-name="T10">et</text:span><text:span text:style-name="T8"> réd</text:span><text:span text:style-name="T10">iger le</text:span><text:span text:style-name="T8"> rapport scientifique. (précision du Sprint Backlog dans la planification du Sprint ci-dessous)</text:span></text:p>
      <text:p text:style-name="P8"/>
      <text:p text:style-name="P8"/>
      <text:p text:style-name="P3">1. Planification du Sprint:</text:p>
      <text:p text:style-name="P18"/>
      <text:p text:style-name="P8">Pour mener à bien ce sprint, notre équipe a passé 10 minutes pour préparer le sprint à savoir: lire et comprendre l'objectif du sprint, créer la branche github, ouvrir un framapad pour partager et rassembler des informations durant le sprint, et reprendre le code du convertisseur et ouvrir l'environnement de travail pour travailler dessus. Ensuite nous nous sommes réuni pour discuter de l'objectif du sprint et des différentes exigences qui sont donnés pour y parvenir. Nous avons donc trouver les différentes tâches que nous devons réaliser et déterminer leur importances pour les lister hiérarchiquement (Product Backlog) puis nous nous sommes mis d'accord sur lesquelles nous allons pouvoir réaliser lors de ce sprint (Sprint Backlog). </text:p>
      <text:section text:style-name="Sect1" text:name="magicdomid9376">
        <text:p text:style-name="P5">Ensuite, nous nous sommes pencher sur la planification du sprint, des rôles de chacun sur les différentes taches à exécuter que nous sommes sûr de terminer avant la fin sprint : Enzo et Romain s'occupe de l'amélioration du convertisseur pour le rendre plus précis avant d'effectuer les tests et vérifier la qualité du systeme. Après cette étape, nous nous occuperons de tester le convertisseur sur les nouveaux pdf du corpus de test et juste après, l'étape de la vérification de la précision du texte commence et nous nous y attèlerons tous ensemble. Le rapport du sprint <text:span text:style-name="T31">et le rapport scientifique</text:span> est rédigé par Dylan.</text:p>
      </text:section>
      <text:p text:style-name="P8"/>
      <text:p text:style-name="P8"/>
      <text:p text:style-name="P3"><text:soft-page-break/>2. Mise en œuvre du Sprint:</text:p>
      <text:p text:style-name="P4"/>
      <text:p text:style-name="P19"><text:span text:style-name="T11"><text:tab/></text:span><text:span text:style-name="T6">Scrum 1:</text:span> réunion d'environ 15 minutes pour préparer le sprint, lire les attendus, définir les objectifs, les tâches et répartir les rôles de chacun. Nous avons discuter oralement à côté devant nos ordinateurs et nous sommes échangés des informations de code via framapad. Pour les rôles du début du Sprint, Romain s'occupe d'améliorer la récupération de l'auteur. Enzo s'occupe de d'améliorer la récupération de la conclusion et cherche également si d'autre amélioration sont à prévoir. Et enfin Dylan s’occupe de rédiger le rapport.</text:p>
      <text:section text:style-name="Sect1" text:name="magicdomid88">
        <text:p text:style-name="P5"><text:line-break/></text:p>
      </text:section>
      <text:section text:style-name="Sect1" text:name="magicdomid3376">
        <text:p text:style-name="P5">        <text:span text:style-name="T6">1</text:span><text:span text:style-name="T28">er</text:span><text:span text:style-name="T6">étape </text:span>: Romain reprend le code du convertisseur et cherche a améliorer la récupération de l'auteur qui n'est pas assez précise pour l'étape de vérification de précision.</text:p>
      </text:section>
      <text:section text:style-name="Sect1" text:name="magicdomid90">
        <text:p text:style-name="P5"><text:line-break/></text:p>
      </text:section>
      <text:section text:style-name="Sect1" text:name="magicdomid3595">
        <text:p text:style-name="P5">        <text:span text:style-name="T6">2</text:span><text:span text:style-name="T28">e</text:span><text:span text:style-name="T6">étape </text:span>: Enzo reprend aussi le code du convertisseur pour chercher des améliorations potentielles à réaliser et commence par améliorer la récupération de la conclusion.</text:p>
      </text:section>
      <text:section text:style-name="Sect1" text:name="magicdomid92">
        <text:p text:style-name="P5"><text:line-break/></text:p>
      </text:section>
      <text:section text:style-name="Sect1" text:name="magicdomid4242">
        <text:p text:style-name="P5">        <text:span text:style-name="T6">Scrum 2</text:span>: 45 minutes apres, Enzo a terminé l'amélioration pour la conclusion, il a determiné que le preamble, le titre, l'abstract, l'introduction, la conclusion et la biblio etait opérationnel pour la phase de vérification mais que le corps et la discussion l'était moins, il va donc chercher à améliorer leur récupération. Romain s'occupe toujours d'améliorer la recupération de l'auteur. </text:p>
      </text:section>
      <text:section text:style-name="Sect1" text:name="magicdomid94">
        <text:p text:style-name="P5"><text:line-break/></text:p>
      </text:section>
      <text:section text:style-name="Sect1" text:name="magicdomid4216">
        <text:p text:style-name="P5">        <text:span text:style-name="T6">3e étape</text:span> : Enzo améliore la recupération du corps et de la discussion.</text:p>
      </text:section>
      <text:section text:style-name="Sect1" text:name="magicdomid96">
        <text:p text:style-name="P5"><text:line-break/></text:p>
      </text:section>
      <text:section text:style-name="Sect1" text:name="magicdomid9192">
        <text:p text:style-name="P5">        <text:span text:style-name="T6">Scrum 3:</text:span>  <text:span text:style-name="T30">50</text:span> minutes apres, nous avons dépasser le temps de réalisation de l'étape d'amélioration. Enzo a amélioré la recupération du corps et de la discussion et Romain n'a malheureusement pas pu améliorer la recupération de l'auteur des pdf. Dylan a commencé la rédaction du rapport scientifique (Titres, auteurs, abstract). Nous décidons de passer a l'étape des test puis de la vérifications de la précision.</text:p>
      </text:section>
      <text:section text:style-name="Sect1" text:name="magicdomid6291">
        <text:p text:style-name="P5"><text:line-break/></text:p>
      </text:section>
      <text:section text:style-name="Sect1" text:name="magicdomid9387">
        <text:p text:style-name="P5">       <text:span text:style-name="T6">4</text:span><text:span text:style-name="T28">e</text:span><text:span text:style-name="T6"> étape </text:span>: Dylan s'occupe de continuer le rapport scientifiques. (méthodes)</text:p>
      </text:section>
      <text:section text:style-name="Sect1" text:name="magicdomid9345">
        <text:p text:style-name="P5"><text:line-break/></text:p>
      </text:section>
      <text:section text:style-name="Sect1" text:name="magicdomid9515">
        <text:p text:style-name="P5">        5 <text:span text:style-name="T28">e</text:span><text:span text:style-name="T6"> étape</text:span> : Romain et Enzo font les tests avec le corpus de test et vérifie la précision du texte parsé.</text:p>
      </text:section>
      <text:section text:style-name="Sect1" text:name="magicdomid102">
        <text:p text:style-name="P5"><text:line-break/></text:p>
      </text:section>
      <text:section text:style-name="Sect1" text:name="magicdomid9593">
        <text:p text:style-name="Standard"><text:span text:style-name="T24">        </text:span><text:span text:style-name="T25">Scrum 4</text:span><text:span text:style-name="T24">: </text:span><text:span text:style-name="T26">30 minutes après, la partie méthode du rapport scientifique est terminé et nous sommes toujours en train de vérifié les textes parsés </text:span><text:span text:style-name="T27">tous ensemble et nous allons continuons.</text:span></text:p>
      </text:section>
      <text:section text:style-name="Sect1" text:name="magicdomid104">
        <text:p text:style-name="P21"><text:span text:style-name="T24"><text:line-break/> <text:s text:c="7"/></text:span><text:span text:style-name="T27">6</text:span><text:span text:style-name="T24"> </text:span><text:span text:style-name="T29">e</text:span><text:span text:style-name="T25"> étape</text:span><text:span text:style-name="T24"> : </text:span><text:span text:style-name="T27">30 minutes apres, nous avons fini la vérification de la précision des textes parsés et converti et nous remplissons le rapport scientifique.</text:span></text:p>
        <text:p text:style-name="P5"><text:soft-page-break/></text:p>
      </text:section>
      <text:section text:style-name="Sect1" text:name="magicdomid8249">
        <text:p text:style-name="P20">       <text:span text:style-name="T31">7</text:span> <text:span text:style-name="T28">e</text:span><text:span text:style-name="T6"> étape :</text:span> Documentation du README et finalisation du rapport de Sprint et du rapport scientifique.</text:p>
      </text:section>
      <text:section text:style-name="Sect1" text:name="magicdomid106">
        <text:p text:style-name="P5"><text:line-break/></text:p>
      </text:section>
      <text:section text:style-name="Sect1" text:name="magicdomid8200">
        <text:p text:style-name="P5">       <text:span text:style-name="T31">8</text:span> <text:span text:style-name="T28">e</text:span><text:span text:style-name="T6"> étape :</text:span> Rendu du Sprint.</text:p>
      </text:section>
      <text:p text:style-name="P19"><text:span text:style-name="T13"/></text:p>
      <text:p text:style-name="P1"/>
      <text:p text:style-name="P1"/>
      <text:p text:style-name="P1"/>
      <text:p text:style-name="P1"/>
      <text:p text:style-name="P1"/>
      <text:p text:style-name="P22">3. Revue de Sprint:</text:p>
      <text:section text:style-name="Sect1" text:name="magicdomid114">
        <text:p text:style-name="P5"><text:line-break/></text:p>
      </text:section>
      <text:section text:style-name="Sect1" text:name="magicdomid115">
        <text:p text:style-name="P5">        <text:span text:style-name="T6">Évaluation des Résultats:</text:span></text:p>
      </text:section>
      <text:section text:style-name="Sect1" text:name="magicdomid7514">
        <text:p text:style-name="P5">- La phase d'amélioration de la récupération des parties du pdf a permis d'augmenter la précision pour le corps et la discussion.</text:p>
        <text:p text:style-name="P5">- <text:span text:style-name="T31">Nous avons calculer la précision de notre systeme et cela semble acceptable.</text:span></text:p>
      </text:section>
      <text:section text:style-name="Sect1" text:name="magicdomid117">
        <text:p text:style-name="P5"><text:line-break/></text:p>
      </text:section>
      <text:section text:style-name="Sect1" text:name="magicdomid7264">
        <text:p text:style-name="Standard"><text:span text:style-name="T24">        </text:span><text:span text:style-name="T25">Démonstration:</text:span><text:span text:style-name="T24"> Présentation des fichiers sorties après extraction.(voir git : </text:span><text:a xlink:type="simple" xlink:href="https://github.com/RomainAllegre/Genie/tree/TP5" text:style-name="Internet_20_link" text:visited-style-name="Visited_20_Internet_20_Link"><text:span text:style-name="T24">https://github.com/RomainAllegre/Genie/tree/TP5</text:span></text:a><text:span text:style-name="T24">)</text:span></text:p>
      </text:section>
      <text:section text:style-name="Sect1" text:name="magicdomid119">
        <text:p text:style-name="P5"><text:line-break/></text:p>
      </text:section>
      <text:section text:style-name="Sect1" text:name="magicdomid120">
        <text:p text:style-name="P5">        <text:span text:style-name="T6">Rétrospective:</text:span></text:p>
      </text:section>
      <text:section text:style-name="Sect1" text:name="magicdomid8118">
        <text:p text:style-name="P5">- Grace aux précédents Sprint nous avons donné des temps plus long pour les phases dont nous étions moins sûr de réussir à réaliser.</text:p>
      </text:section>
      <text:section text:style-name="Sect1" text:name="magicdomid8066">
        <text:p text:style-name="P5"><text:line-break/></text:p>
      </text:section>
      <text:section text:style-name="Sect1" text:name="magicdomid124">
        <text:p text:style-name="P14">4. Conclusion du Sprint:</text:p>
      </text:section>
      <text:section text:style-name="Sect1" text:name="magicdomid8116">
        <text:p text:style-name="P5"><text:line-break/></text:p>
      </text:section>
      <text:section text:style-name="Sect1" text:name="magicdomid126">
        <text:p text:style-name="P5"><text:line-break/></text:p>
      </text:section>
      <text:section text:style-name="Sect1" text:name="magicdomid127">
        <text:p text:style-name="P5">        <text:span text:style-name="T6">Résultats:</text:span></text:p>
      </text:section>
      <text:section text:style-name="Sect1" text:name="magicdomid128">
        <text:p text:style-name="P5">- <text:span text:style-name="T31">La moyenne de précision du convertisseur est de 67,3 %.</text:span></text:p>
      </text:section>
      <text:section text:style-name="Sect1" text:name="magicdomid129">
        <text:p text:style-name="P5"><text:line-break/></text:p>
      </text:section>
      <text:section text:style-name="Sect1" text:name="magicdomid130">
        <text:p text:style-name="P5">                </text:p>
      </text:section>
      <text:section text:style-name="Sect1" text:name="magicdomid131">
        <text:p text:style-name="P5">        <text:span text:style-name="T6">Les connaissances acquises :</text:span></text:p>
      </text:section>
      <text:section text:style-name="Sect1" text:name="magicdomid8182">
        <text:p text:style-name="P5">- Calculer une précision de textes parsés.</text:p>
      </text:section>
      <text:p text:style-name="P2"><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 svg:font-family="La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2" style:font-family-complex="'Wingdings 2'"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2" style:font-family-complex="'Wingdings 2'"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2" style:font-family-complex="'Wingdings 2'"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2" style:font-family-complex="'Wingdings 2'"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2" style:font-family-complex="'Wingdings 2'"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2" style:font-family-complex="'Wingdings 2'"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text:list-tab-stop-position="0.635cm" fo:text-indent="-0.635cm" fo:margin-left="3.175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0.635cm" fo:text-indent="-0.635cm" fo:margin-left="4.445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0.635cm" fo:text-indent="-0.635cm" fo:margin-left="5.715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0.635cm" fo:text-indent="-0.635cm" fo:margin-left="6.985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0.635cm" fo:text-indent="-0.635cm" fo:margin-left="8.25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0.635cm" fo:text-indent="-0.635cm" fo:margin-left="9.525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0.635cm" fo:text-indent="-0.635cm" fo:margin-left="10.795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0.635cm" fo:text-indent="-0.635cm" fo:margin-left="12.065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0.635cm" fo:text-indent="-0.635cm" fo:margin-left="13.3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3.81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7.62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1.43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7T15:21:13.150218456</meta:creation-date>
    <dc:date>2023-12-08T16:20:05.642881460</dc:date>
    <meta:editing-duration>PT3H18M44S</meta:editing-duration>
    <meta:editing-cycles>39</meta:editing-cycles>
    <meta:generator>LibreOffice/6.4.7.2$Linux_X86_64 LibreOffice_project/40$Build-2</meta:generator>
    <meta:document-statistic meta:table-count="0" meta:image-count="0" meta:object-count="0" meta:page-count="3" meta:paragraph-count="59" meta:word-count="834" meta:character-count="5405" meta:non-whitespace-character-count="4437"/>
  </office:meta>
</office:document-meta>
</file>